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7.93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fo:min-height="17.685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В. Руцкий.  Семинар по специальности гр. 4057/2</presentation:footer-decl>
      <presentation:date-time-decl presentation:name="dtd1" presentation:source="fixed">20.10.2009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 text:style-name="P1"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е команд на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В виду машиннонезависимости часто являются кроссплатформенны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Сообщество пользователей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Написание программных решений на скриптах доступно широкому кругу непрофессиональных разработчиков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 text:style-name="P6"><text:span text:style-name="T5">Типы скриптов и примеры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 presentation:use-footer-name="ftr1" presentation:use-date-time-name="dtd1">
        <draw:frame presentation:style-name="pr8" draw:layer="layout" svg:width="25.199cm" svg:height="17.685cm" svg:x="1.4cm" svg:y="0.962cm" presentation:class="subtitle" presentation:user-transformed="true">
          <draw:text-box>
            <text:p>&lt;Основная часть. Пока отсутствует :(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17.936cm" svg:x="1.4cm" svg:y="0.837cm" presentation:class="subtitle">
          <draw:text-box>
            <text:list text:style-name="L3">
              <text:list-header>
                <text:p text:style-name="P6"><text:span text:style-name="T5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02H40M53S</meta:editing-duration>
    <meta:editing-cycles>72</meta:editing-cycles>
    <dc:date>2009-10-13T05:54:35</dc:date>
    <meta:generator>OpenOffice.org/3.1$Unix OpenOffice.org_project/310m11$Build-9399</meta:generator>
    <meta:document-statistic meta:object-count="99"/>
  </office:meta>
</office:document-meta>
</file>